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Arial" fo:font-size="9pt" fo:font-style="italic" fo:font-weight="bold" style:font-size-asian="9pt" style:font-style-asian="italic" style:font-weight-asian="bold" style:font-name-complex="Arial" style:font-size-complex="9pt"/>
    </style:style>
    <style:style style:name="P2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Arial" fo:font-size="9pt" fo:font-style="italic" fo:font-weight="bold" style:font-size-asian="9pt" style:font-style-asian="italic" style:font-weight-asian="bold" style:font-name-complex="Arial" style:font-size-complex="9pt"/>
    </style:style>
    <style:style style:name="P3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Arial" fo:font-size="8pt" style:font-size-asian="8pt" style:font-name-complex="Arial" style:font-size-complex="8pt"/>
    </style:style>
    <style:style style:name="P4" style:family="paragraph" style:parent-style-name="List_20_Paragraph">
      <style:paragraph-properties fo:margin-left="0cm" fo:margin-right="0cm" fo:margin-top="0cm" fo:margin-bottom="0cm" fo:line-height="100%" fo:text-indent="0cm" style:auto-text-indent="false"/>
    </style:style>
    <style:style style:name="P5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Courier New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6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7" style:family="paragraph" style:parent-style-name="Normal" style:master-page-name="MP0">
      <style:paragraph-properties fo:margin-top="0cm" fo:margin-bottom="0cm" fo:line-height="100%" fo:orphans="0" fo:widows="0" style:page-number="auto" fo:break-before="page" style:text-autospace="none"/>
      <style:text-properties style:font-name="Arial" fo:font-weight="bold" style:font-name-asian="Calibri" style:language-asian="en" style:country-asian="US" style:font-weight-asian="bold" style:font-name-complex="Arial"/>
    </style:style>
    <style:style style:name="P8" style:family="paragraph" style:parent-style-name="List_20_Paragraph">
      <style:paragraph-properties fo:margin-left="0cm" fo:margin-right="0cm" fo:margin-top="0cm" fo:margin-bottom="0cm" fo:line-height="100%" fo:text-indent="0cm" style:auto-text-indent="false"/>
    </style:style>
    <style:style style:name="P9" style:family="paragraph" style:parent-style-name="List_20_Paragraph">
      <style:paragraph-properties fo:margin-left="0cm" fo:margin-right="0cm" fo:line-height="100%" fo:text-indent="0cm" style:auto-text-indent="false"/>
    </style:style>
    <style:style style:name="T1" style:family="text">
      <style:text-properties style:font-name="Courier New" fo:font-size="8pt" style:font-size-asian="8pt" style:font-name-complex="Courier New" style:font-size-complex="8pt"/>
    </style:style>
    <style:style style:name="T2" style:family="text">
      <style:text-properties style:font-name="Courier New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3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" style:family="text">
      <style:text-properties fo:font-style="normal" fo:font-weight="normal" style:font-name-asian="Courier New" style:font-style-asian="normal" style:font-weight-asian="normal" style:font-style-complex="normal" style:font-weight-complex="normal"/>
    </style:style>
    <style:style style:name="T5" style:family="text">
      <style:text-properties fo:font-size="11pt" fo:font-style="normal" fo:font-weight="normal" style:font-name-asian="Courier New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name="Calibri" fo:font-size="11pt" style:font-size-asian="11pt" style:font-name-complex="Courier New" style:font-size-complex="11pt"/>
    </style:style>
    <style:style style:name="T8" style:family="text">
      <style:text-properties style:font-name="Calibri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flow-with-text="false" draw:ole-draw-aspect="1"/>
    </style:style>
    <style:style style:name="fr2" style:family="graphic" style:parent-style-name="Formula">
      <style:graphic-properties style:vertical-pos="from-top" style:vertical-rel="paragraph" style:horizontal-pos="center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ufgabe 4.2:</text:p>
      <text:p text:style-name="P3"><draw:frame draw:style-name="fr1" draw:name="Object1" text:anchor-type="paragraph" svg:y="0.06cm" svg:width="10.876cm" svg:height="12.00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Object2" text:anchor-type="paragraph" svg:y="0cm" svg:width="14.4cm" svg:height="11.65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">Teil 3: Mastertheorem:</text:p>
      <text:p text:style-name="P4">Mit <text:span text:style-name="Default_20_Paragraph_20_Font"><text:span text:style-name="T1">c=d</text:span></text:span> vereinfacht sich die Funktion zu <text:span text:style-name="Default_20_Paragraph_20_Font"><text:span text:style-name="T1">f(n)=d*f(n/d) + a*n. </text:span></text:span><text:span text:style-name="T5">Das Mastertheorem kann angewandt werden.</text:span><text:span text:style-name="T6"> </text:span><text:span text:style-name="T5">E</text:span><text:span text:style-name="T6">s handelt sich dabei um Fall 2, da der Overhead,</text:span> <text:span text:style-name="T4">welcher jeden Rekursionsaufruf dazukommt, </text:span><text:span text:style-name="Default_20_Paragraph_20_Font"><text:span text:style-name="T2">Overhad(n)=a*n</text:span></text:span><text:span text:style-name="T4"> in </text:span><text:span text:style-name="T2">Theta(n) </text:span><text:span text:style-name="T4">ist. Nach dem Mastertheorem liegt damit unsere Funktion </text:span><text:span text:style-name="T2">f(n)</text:span><text:span text:style-name="T4"> in </text:span><text:span text:style-name="T2">Theta(n*log(n))</text:span><text:span text:style-name="T3">.</text:span></text:p>
      <text:p text:style-name="P5"/>
      <text:p text:style-name="P1">Teil 4: Geschlossenen Form der vereinfachten Variante:</text:p>
      <text:p text:style-name="P4">Mit <text:span text:style-name="Default_20_Paragraph_20_Font"><text:span text:style-name="T1">c=d</text:span></text:span> vereinfacht sich <text:span text:style-name="Default_20_Paragraph_20_Font"><text:span text:style-name="T1">f(n)=a*(c+d)^log_d(n) zu f(n)=a*(2d)^log_d(n).</text:span></text:span></text:p>
      <text:p text:style-name="P9"><text:span text:style-name="Default_20_Paragraph_20_Font"><text:span text:style-name="T7">Umwandlung zur einfacheren O-Klassen-Kategorisierung:</text:span></text:span></text:p>
      <text:p text:style-name="P4"><text:span text:style-name="Default_20_Paragraph_20_Font"><text:span text:style-name="T1"><draw:frame draw:style-name="fr3" draw:name="Object3" text:anchor-type="as-char" svg:width="4.113cm" svg:height="3.847cm" draw:z-index="2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4"><text:span text:style-name="Default_20_Paragraph_20_Font"><text:span text:style-name="T7">Laut dieser Form liegt f(n) in P. Der erste von n abhängige-Faktor legt diese Funktion in mindestens O(n) ab. Der zweite Term ist ein Polynom, dessen Grad von der Konstante d abhängt. Log_d(2) ist für alle d&gt;1 eine Zahl größer als 1.</text:span></text:span></text:p>
      <text:p text:style-name="P4"><text:span text:style-name="Default_20_Paragraph_20_Font"><text:span text:style-name="T7">Verg</text:span></text:span><text:span text:style-name="Default_20_Paragraph_20_Font"><text:span text:style-name="T8">leich mit de</text:span></text:span><text:span text:style-name="Default_20_Paragraph_20_Font"><text:span text:style-name="T7">m Ergebnis des Mastertheorems:</text:span></text:span></text:p>
      <text:p text:style-name="P4"><text:span text:style-name="Default_20_Paragraph_20_Font"><text:span text:style-name="T7">Wir haben leider einen Widerspruch. Laut dem Mastertheorem liegt die Funktion in Theta(n*log(n)). Jedoch ist die O-Klasse unserer (mit Induktion bewiesenen) geschlossenen Form der Funktion nicht in Theta(n*log(n)). Das liegt daran, dass n^(log_d(2)) keine Logarithmus-Funktion wie log(n) ist und daher anders(nämlich schneller) wächs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fo:text-shadow="none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de" fo:country="DE" fo:font-style="normal" fo:text-shadow="none" style:text-underline-style="none" fo:font-weight="normal" style:letter-kerning="false" fo:background-color="transparent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353cm" fo:line-height="115%" fo:hyphenation-ladder-count="no-limit"/>
      <style:text-properties fo:font-size="11pt" style:font-name-asian="Times New Roman" style:font-size-asian="11pt" style:font-size-complex="11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asian="Calibri" style:language-asian="en" style:country-asian="US" fo:hyphenate="false" fo:hyphenation-remain-char-count="0" fo:hyphenation-push-char-count="0"/>
    </style:style>
    <style:style style:name="HTML_20_Preformatted" style:display-name="HTML Preformatted" style:family="paragraph" style:parent-style-name="Normal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 fo:hyphenate="false" fo:hyphenation-remain-char-count="0" fo:hyphenation-push-char-count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language-asian="de" style:country-asian="DE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Preformatted_20_Char" style:display-name="HTML Preformatted Char" style:family="text" style:parent-style-name="Default_20_Paragraph_20_Font">
      <style:text-properties style:font-name="Courier New" style:font-name-asian="Times New Roman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Quecksilber</meta:initial-creator>
    <meta:creation-date>2013-11-04T20:51:00Z</meta:creation-date>
    <dc:date>2013-11-07T10:57:27.07</dc:date>
    <meta:print-date>2013-11-01T23:40:00Z</meta:print-date>
    <meta:editing-cycles>19</meta:editing-cycles>
    <meta:editing-duration>PT1H39M8S</meta:editing-duration>
    <meta:document-statistic meta:table-count="0" meta:image-count="0" meta:object-count="3" meta:page-count="2" meta:paragraph-count="10" meta:word-count="157" meta:character-count="1129"/>
    <meta:template xlink:type="simple" xlink:actuate="onRequest" xlink:title="" xlink:href="Normal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Teil</mi>
            <mn>1</mn>
            <mi mathvariant="normal">:</mi>
            <mi mathvariant="italic">Schema</mi>
            <mi mathvariant="italic">abwickeln</mi>
            <mi mathvariant="italic">und</mi>
            <mi mathvariant="italic">Vermutung</mi>
            <mi mathvariant="italic">stellen</mi>
            <mi mathvariant="normal">:</mi>
          </mrow>
        </mtd>
      </mtr>
      <mtr>
        <mtd>
          <mrow>
            <mi mathvariant="italic">Sei</mi>
            <mi>f</mi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i>a</mi>
            </mrow>
            <mi mathvariant="italic">und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i>n</mi>
                    <mo stretchy="false">/</mo>
                    <mi>d</mi>
                  </mrow>
                </mrow>
                <mo stretchy="false">)</mo>
              </mrow>
              <mo stretchy="false">+</mo>
              <mi mathvariant="italic">an</mi>
            </mrow>
            <mi mathvariant="italic">mit</mi>
            <mrow>
              <mi>n</mi>
              <mo stretchy="false">=</mo>
              <msup>
                <mi>d</mi>
                <mrow>
                  <mi>k</mi>
                </mrow>
              </msup>
            </mrow>
          </mrow>
        </mtd>
      </mtr>
      <mtr>
        <mtd/>
      </mtr>
      <mtr>
        <mtd>
          <mrow>
            <mi mathvariant="italic">Einsetzten</mi>
            <mi mathvariant="italic">von</mi>
            <mi mathvariant="normal">:</mi>
            <mrow>
              <mi>n</mi>
              <mo stretchy="false">=</mo>
              <msup>
                <mi>d</mi>
                <mrow>
                  <mn>0</mn>
                </mrow>
              </msup>
            </mrow>
            <mi>,</mi>
            <msup>
              <mi>d</mi>
              <mrow>
                <mn>1</mn>
              </mrow>
            </msup>
            <mi>,</mi>
            <msup>
              <mi>d</mi>
              <mrow>
                <mn>1</mn>
              </mrow>
            </msup>
            <mi>,</mi>
            <mn>...</mn>
            <mi mathvariant="italic">zum</mi>
            <mi mathvariant="italic">Erkennen</mi>
            <mi mathvariant="italic">eines</mi>
            <mi mathvariant="italic">Musters</mi>
          </mrow>
        </mtd>
      </mtr>
      <mtr>
        <mtd>
          <mrow>
            <mi>f</mi>
            <mrow>
              <mrow>
                <mo stretchy="false">(</mo>
                <mrow>
                  <msup>
                    <mi>d</mi>
                    <mn>0</mn>
                  </msup>
                </mrow>
                <mo stretchy="false">)</mo>
              </mrow>
              <mo stretchy="false">=</mo>
              <mi>f</mi>
            </mrow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i>a</mi>
            </mrow>
          </mrow>
        </mtd>
      </mtr>
      <mtr>
        <mtd>
          <mrow>
            <mi>f</mi>
            <mrow>
              <mrow>
                <mo stretchy="false">(</mo>
                <mrow>
                  <msup>
                    <mi>d</mi>
                    <mn>1</mn>
                  </msup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i>d</mi>
                    <mo stretchy="false">/</mo>
                    <mi>d</mi>
                  </mrow>
                </mrow>
                <mo stretchy="false">)</mo>
              </mrow>
              <mo stretchy="false">+</mo>
              <mi mathvariant="italic">ad</mi>
            </mrow>
          </mrow>
        </mtd>
      </mtr>
      <mtr>
        <mtd>
          <mrow>
            <mrow>
              <mi/>
              <mo stretchy="false">=</mo>
              <mrow>
                <mi mathvariant="italic">ac</mi>
                <mo stretchy="false">+</mo>
                <mi mathvariant="italic">ad</mi>
              </mrow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i>c</mi>
                  <mo stretchy="false">+</mo>
                  <mi>d</mi>
                </mrow>
              </mrow>
              <mo stretchy="false">)</mo>
            </mrow>
          </mrow>
        </mtd>
      </mtr>
      <mtr>
        <mtd>
          <mrow>
            <mi>f</mi>
            <mrow>
              <mrow>
                <mo stretchy="false">(</mo>
                <mrow>
                  <msup>
                    <mi>d</mi>
                    <mn>2</mn>
                  </msup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sup>
                      <mi>d</mi>
                      <mn>2</mn>
                    </msup>
                    <mo stretchy="false">/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i>d</mi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i mathvariant="italic">ca</mi>
            </mrow>
            <mrow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row>
                <mo stretchy="false">(</mo>
                <mrow>
                  <mrow>
                    <msup>
                      <mi>c</mi>
                      <mn>2</mn>
                    </msup>
                    <mo stretchy="false">+</mo>
                    <mi mathvariant="italic">cd</mi>
                  </mrow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row>
                    <msup>
                      <mi>c</mi>
                      <mn>2</mn>
                    </msup>
                    <mo stretchy="false">+</mo>
                    <mi mathvariant="italic">cd</mi>
                  </mrow>
                  <mo stretchy="false">+</mo>
                  <msup>
                    <mi>d</mi>
                    <mn>2</mn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n>2</mn>
            </msup>
          </mrow>
        </mtd>
      </mtr>
      <mtr>
        <mtd>
          <mrow>
            <mi>f</mi>
            <mrow>
              <mrow>
                <mo stretchy="false">(</mo>
                <mrow>
                  <msup>
                    <mi>d</mi>
                    <mn>3</mn>
                  </msup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sup>
                      <mi>d</mi>
                      <mn>3</mn>
                    </msup>
                    <mo stretchy="false">/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n>3</mn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sup>
                    <mi>d</mi>
                    <mn>2</mn>
                  </msup>
                </mrow>
                <mo stretchy="false">)</mo>
              </mrow>
              <mo stretchy="false">+</mo>
              <msup>
                <mi mathvariant="italic">ad</mi>
                <mn>3</mn>
              </msup>
            </mrow>
          </mrow>
        </mtd>
      </mtr>
      <mtr>
        <mtd>
          <mrow>
            <mrow>
              <mi/>
              <mo stretchy="false">=</mo>
              <mi mathvariant="italic">c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n>2</mn>
              </msup>
              <mo stretchy="false">+</mo>
              <msup>
                <mi mathvariant="italic">ad</mi>
                <mn>3</mn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row>
                    <mrow>
                      <mrow>
                        <msup>
                          <mi>c</mi>
                          <mn>3</mn>
                        </msup>
                        <mo stretchy="false">+</mo>
                        <msup>
                          <mi mathvariant="italic">cd</mi>
                          <mn>2</mn>
                        </msup>
                      </mrow>
                      <mo stretchy="false">+</mo>
                      <mi>c</mi>
                    </mrow>
                    <mo stretchy="false">+</mo>
                    <msup>
                      <mi>d</mi>
                      <mn>2</mn>
                    </msup>
                  </mrow>
                  <mo stretchy="false">+</mo>
                  <msup>
                    <mi>d</mi>
                    <mn>3</mn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n>3</mn>
            </msup>
          </mrow>
        </mtd>
      </mtr>
      <mtr>
        <mtd/>
      </mtr>
      <mtr>
        <mtd>
          <mrow>
            <mi mathvariant="italic">Vermutung</mi>
            <mi mathvariant="normal">:</mi>
          </mrow>
        </mtd>
      </mtr>
      <mtr>
        <mtd>
          <mrow>
            <mi>f</mi>
            <mrow>
              <mrow>
                <mo stretchy="false">(</mo>
                <mrow>
                  <msup>
                    <mi>d</mi>
                    <mi>k</mi>
                  </msup>
                </mrow>
                <mo stretchy="false">)</mo>
              </mrow>
              <mo stretchy="false">=</mo>
              <mi>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i>k</mi>
              </msup>
              <mo stretchy="false">=</mo>
              <mi>f</mi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</msup>
            <mi mathvariant="italic">mit</mi>
            <mrow>
              <mi>n</mi>
              <mo stretchy="false">=</mo>
              <msup>
                <mi>d</mi>
                <mi>k</mi>
              </msup>
            </mrow>
            <mrow>
              <mo stretchy="false">(</mo>
              <mrow>
                <mrow>
                  <mi>k</mi>
                  <mo stretchy="false">=</mo>
                  <msub>
                    <mi>log</mi>
                    <mi>d</mi>
                  </msub>
                </mrow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)</mo>
            </mrow>
          </mrow>
        </mtd>
      </mtr>
    </mtable>
    <annotation encoding="StarMath 5.0">Teil 1: Schema abwickeln und Vermutung stellen:
newLine

Sei f(1)=a und
f(n)=c*f(n/d)+an
mit n=d^{k}
newLine newLine
Einsetzten von: n=d^{0},d^{1},d^{1},... zum Erkennen eines Musters newLine

f(d^0)=f(1)=a newLine

f(d^1)=c*f(d/d)+ad newLine
`=ac+ad newLine
`=a(c+d) newLine

f(d^2)=c*f(d^2/d)+ad^2 newLine
`=c*f(d)+ad^2 newLine
`=ca(c+d)+ad^2 newLine
`=a(c^2+cd)+ad^2 newLine
`=a(c^2+cd+d^2) newLine
`=a(c+d)^2 newLine

f(d^3)=c*f(d^3/d)+ad^3 newLine
`=c*f(d^2)+ad^3 newLine
`=ca(c+d)^2+ad^3 newLine
`=a(c^3+cd^2+c+d^2+d^3) newLine
`=a(c+d)^3 newLine
newLine

Vermutung: newLine
f(d^k)=a(c+d)^k=f(n)=a(c+d)^{log_d(n)} mit n=d^k (k=log_d(n))</annotation>
  </semantics>
</math>
</file>

<file path=Object 2/content.xml><?xml version="1.0" encoding="utf-8"?>
<math xmlns="http://www.w3.org/1998/Math/MathML">
  <semantics>
    <mtable>
      <mtr>
        <mtd>
          <mrow>
            <mi mathvariant="italic">Teil</mi>
            <mn>2</mn>
            <mi mathvariant="normal">:</mi>
            <mi mathvariant="italic">Vermutung</mi>
            <mi mathvariant="italic">mit</mi>
            <mi mathvariant="italic">Vollständiger</mi>
            <mi mathvariant="italic">Induktion</mi>
            <mi mathvariant="italic">beweisen.</mi>
          </mrow>
        </mtd>
      </mtr>
      <mtr>
        <mtd>
          <mrow>
            <mi mathvariant="italic">Mit</mi>
            <mi>f</mi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i>a</mi>
            </mrow>
            <mi mathvariant="italic">und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 mathvariant="italic">cb</mi>
            </mrow>
            <mrow>
              <mrow>
                <mo stretchy="false">(</mo>
                <mrow>
                  <mrow>
                    <mi>n</mi>
                    <mo stretchy="false">/</mo>
                    <mi>d</mi>
                  </mrow>
                </mrow>
                <mo stretchy="false">)</mo>
              </mrow>
              <mo stretchy="false">+</mo>
              <mi mathvariant="italic">an</mi>
            </mrow>
            <mi mathvariant="italic">sowie</mi>
            <mi>g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</msup>
          </mrow>
        </mtd>
      </mtr>
      <mtr>
        <mtd>
          <mrow>
            <mi mathvariant="italic">Zeige</mi>
            <mi>,</mi>
            <mi mathvariant="italic">dass</mi>
            <mi mathvariant="italic">für</mi>
            <mi mathvariant="italic">alle</mi>
            <mrow>
              <mi>n</mi>
              <mo stretchy="false">≥</mo>
              <mn>1</mn>
            </mrow>
            <mi mathvariant="italic">mit</mi>
            <mrow>
              <mi>n</mi>
              <mo stretchy="false">=</mo>
              <msup>
                <mi>d</mi>
                <mi>k</mi>
              </msup>
            </mrow>
            <mrow>
              <mo stretchy="false">(</mo>
              <mrow>
                <mi>n</mi>
                <mi>,</mi>
                <mrow>
                  <mi>k</mi>
                  <mo stretchy="false">∈</mo>
                  <mi>N</mi>
                </mrow>
              </mrow>
              <mo stretchy="false">)</mo>
            </mrow>
            <mi mathvariant="italic">gilt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g</mi>
            </mrow>
            <mrow>
              <mo stretchy="false">(</mo>
              <mrow>
                <mi>n</mi>
              </mrow>
              <mo stretchy="false">)</mo>
            </mrow>
            <mn>.</mn>
          </mrow>
        </mtd>
      </mtr>
      <mtr>
        <mtd>
          <mrow>
            <mi mathvariant="italic">Induktionsanfang</mi>
            <mi mathvariant="normal">:</mi>
            <mi>f</mi>
            <mrow>
              <mrow>
                <mrow>
                  <mo stretchy="false">(</mo>
                  <mrow>
                    <mn>1</mn>
                  </mrow>
                  <mo stretchy="false">)</mo>
                </mrow>
                <mo stretchy="false">=</mo>
                <mi>a</mi>
              </mrow>
              <mo stretchy="false">=</mo>
              <mi>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n>0</mn>
              </msup>
              <mo stretchy="false">=</mo>
              <mi>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row>
                  <msub>
                    <mi>log</mi>
                    <mi>d</mi>
                  </msub>
                  <mrow>
                    <mo stretchy="false">(</mo>
                    <mrow>
                      <mn>1</mn>
                    </mrow>
                    <mo stretchy="false">)</mo>
                  </mrow>
                </mrow>
              </msup>
              <mo stretchy="false">=</mo>
              <mi>g</mi>
            </mrow>
            <mrow>
              <mo stretchy="false">(</mo>
              <mrow>
                <mn>1</mn>
              </mrow>
              <mo stretchy="false">)</mo>
            </mrow>
          </mrow>
        </mtd>
      </mtr>
      <mtr>
        <mtd>
          <mrow>
            <mi mathvariant="italic">Iduktionsbehauptung</mi>
            <mi mathvariant="normal">:</mi>
            <mi mathvariant="italic">Angenommen</mi>
            <mi>,</mi>
            <mi mathvariant="italic">für</mi>
            <mi mathvariant="italic">ein</mi>
            <mi mathvariant="italic">neutrales</mi>
            <mi>k</mi>
            <mi mathvariant="italic">gelte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g</mi>
            </mrow>
            <mrow>
              <mo stretchy="false">(</mo>
              <mrow>
                <mi>n</mi>
              </mrow>
              <mo stretchy="false">)</mo>
            </mrow>
            <mi mathvariant="italic">mit</mi>
            <mrow>
              <mi>n</mi>
              <mo stretchy="false">=</mo>
              <msup>
                <mi>d</mi>
                <mi>k</mi>
              </msup>
            </mrow>
          </mrow>
        </mtd>
      </mtr>
      <mtr>
        <mtd>
          <mrow>
            <mi mathvariant="italic">Induktionsschritt</mi>
            <mi mathvariant="normal">:</mi>
            <mi mathvariant="italic">Zeige</mi>
            <mi>f</mi>
            <mrow>
              <mrow>
                <mo stretchy="false">(</mo>
                <mrow>
                  <msup>
                    <mi>d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  <mo stretchy="false">)</mo>
              </mrow>
              <mo stretchy="false">=</mo>
              <mi>g</mi>
            </mrow>
            <mrow>
              <mo stretchy="false">(</mo>
              <mrow>
                <msup>
                  <mi>d</mi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o stretchy="false">)</mo>
            </mrow>
            <mi mathvariant="italic">mit</mi>
            <mi>n</mi>
            <mrow>
              <mi>'</mi>
              <mo stretchy="false">=</mo>
              <msup>
                <mi>d</mi>
                <mrow>
                  <mrow>
                    <mi>k</mi>
                    <mo stretchy="false">+</mo>
                    <mn>1</mn>
                  </mrow>
                </mrow>
              </msup>
            </mrow>
            <mn>.</mn>
          </mrow>
        </mtd>
      </mtr>
      <mtr>
        <mtd>
          <mrow>
            <mi>f</mi>
            <mrow>
              <mrow>
                <mo stretchy="false">(</mo>
                <mrow>
                  <mi>n</mi>
                  <mi>'</mi>
                </mrow>
                <mo stretchy="false">)</mo>
              </mrow>
              <mo stretchy="false">=</mo>
              <mi>f</mi>
            </mrow>
            <mrow>
              <mo stretchy="false">(</mo>
              <mrow>
                <msup>
                  <mi>d</mi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o stretchy="false">)</mo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sup>
                      <mi>d</mi>
                      <mrow>
                        <mrow>
                          <mi>k</mi>
                          <mo stretchy="false">+</mo>
                          <mn>1</mn>
                        </mrow>
                      </mrow>
                    </msup>
                    <mo stretchy="false">/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sup>
                    <mi>d</mi>
                    <mi>k</mi>
                  </msup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g</mi>
              </mrow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g</mi>
              </mrow>
            </mrow>
            <mrow>
              <mrow>
                <mo stretchy="false">(</mo>
                <mrow>
                  <msup>
                    <mi>d</mi>
                    <mi>k</mi>
                  </msup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i mathvariant="italic">c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row>
                  <msub>
                    <mi>log</mi>
                    <mi>d</mi>
                  </msub>
                  <mrow>
                    <mo stretchy="false">(</mo>
                    <mrow>
                      <msup>
                        <mi>d</mi>
                        <mi>k</mi>
                      </msup>
                    </mrow>
                    <mo stretchy="false">)</mo>
                  </mrow>
                </mrow>
              </msup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i>c</mi>
                <mrow>
                  <msup>
                    <mrow>
                      <mo stretchy="false">(</mo>
                      <mrow>
                        <mrow>
                          <mi>c</mi>
                          <mo stretchy="false">+</mo>
                          <mi>d</mi>
                        </mrow>
                      </mrow>
                      <mo stretchy="false">)</mo>
                    </mrow>
                    <mi>k</mi>
                  </msup>
                  <mo stretchy="false">+</mo>
                  <msup>
                    <mi>d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sup>
                    <mi>c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  <mo stretchy="false">+</mo>
                  <msup>
                    <mi>c</mi>
                    <mrow>
                      <mi>k</mi>
                    </mrow>
                  </msup>
                </mrow>
                <mrow>
                  <mrow>
                    <mi>d</mi>
                    <mo stretchy="false">+</mo>
                    <mn>...</mn>
                  </mrow>
                  <mo stretchy="false">+</mo>
                  <msup>
                    <mi>c</mi>
                    <mrow>
                      <mn>2</mn>
                    </mrow>
                  </msup>
                </mrow>
                <mrow>
                  <mrow>
                    <msup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p>
                    <mo stretchy="false">+</mo>
                    <msup>
                      <mi mathvariant="italic">cd</mi>
                      <mi>k</mi>
                    </msup>
                  </mrow>
                  <mo stretchy="false">+</mo>
                  <msup>
                    <mi>d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row>
                  <mi>k</mi>
                  <mo stretchy="false">+</mo>
                  <mn>1</mn>
                </mrow>
              </mrow>
            </msup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sup>
                      <mi>d</mi>
                      <mrow>
                        <mrow>
                          <mi>k</mi>
                          <mo stretchy="false">+</mo>
                          <mn>1</mn>
                        </mrow>
                      </mrow>
                    </msup>
                  </mrow>
                  <mo stretchy="false">)</mo>
                </mrow>
              </mrow>
            </msup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  <mi>'</mi>
                  </mrow>
                  <mo stretchy="false">)</mo>
                </mrow>
              </mrow>
            </msup>
          </mrow>
        </mtd>
      </mtr>
      <mtr>
        <mtd>
          <mrow>
            <mrow>
              <mi/>
              <mo stretchy="false">=</mo>
              <mi>g</mi>
            </mrow>
            <mrow>
              <mo stretchy="false">(</mo>
              <mrow>
                <mi>n</mi>
                <mi>'</mi>
              </mrow>
              <mo stretchy="false">)</mo>
            </mrow>
          </mrow>
        </mtd>
      </mtr>
      <mtr>
        <mtd/>
      </mtr>
      <mtr>
        <mtd>
          <mrow>
            <mi mathvariant="italic">Damit</mi>
            <mi mathvariant="italic">ist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g</mi>
            </mrow>
            <mrow>
              <mo stretchy="false">(</mo>
              <mrow>
                <mi>n</mi>
              </mrow>
              <mo stretchy="false">)</mo>
            </mrow>
            <mi mathvariant="italic">bewiesen.</mi>
          </mrow>
        </mtd>
      </mtr>
    </mtable>
    <annotation encoding="StarMath 5.0">Teil 2: Vermutung mit Vollständiger Induktion beweisen.
newLine

Mit f(1) = a und f(n) = cb(n/d)+an sowie g(n) = a(c+d)^{log_d(n)} newLine
Zeige, dass für alle n &gt;= 1 mit n = d^k (n, k in N) gilt f(n)=g(n). newLine
Induktionsanfang: f(1) = a = a(c+d)^0=a(c+d)^{log_d(1)} = g(1) newLine
Iduktionsbehauptung: Angenommen, für ein neutrales k gelte f(n) = g(n) mit n = d^k newLine
Induktionsschritt: Zeige f(d^{k+1})=g(d^{k+1}) mit n'=d^{k+1}.newLine
f(n')=f(d^{k+1}) newLine
`=c*f(d^{k+1}/d)+ad^{k+1} newLine
`=c*f(d^k)+ad^{k+1} newLine
`=c*f(n)+ad^{k+1} newLine
`=c*g(n)+ad^{k+1} newLine
`=c*g(d^k)+ad^{k+1} newLine
`=ca(c+d)^{log_d(d^k)}+ad^{k+1} newLine
`=a(c(c+d)^k+d^{k+1}) newLine
`=a(c^{k+1} + c^{k}d + ... + c^{2}d^{k-1} + cd^k + d^{k+1}) newLine
`=a(c+d)^{k+1} newLine
`=a(c+d)^{log_d(d^{k+1})} newLine
`=a(c+d)^{log_d(n')} newLine
`=g(n') newLine
newLine
Damit ist f(n) = g(n) bewiesen.</annotation>
  </semantics>
</math>
</file>

<file path=Object 3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a</mi>
            </mrow>
            <msup>
              <mrow>
                <mo stretchy="false">(</mo>
                <mrow>
                  <mn>2d</mn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</msup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sup>
                      <mi>d</mi>
                      <mrow>
                        <msub>
                          <mi>log</mi>
                          <mi>d</mi>
                        </msub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</msup>
                    <mo stretchy="false">∗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</msup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sup>
                    <mi>d</mi>
                    <mrow>
                      <msub>
                        <mi>log</mi>
                        <mi>d</mi>
                      </msub>
                      <mrow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  <mo stretchy="false">+</mo>
                        <mn>1</mn>
                      </mrow>
                    </mrow>
                  </msup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</msup>
          </mrow>
        </mtd>
      </mtr>
      <mtr>
        <mtd>
          <mrow>
            <mrow>
              <mi/>
              <mo stretchy="false">=</mo>
              <msup>
                <mi mathvariant="italic">ad</mi>
                <mrow>
                  <msub>
                    <mi>log</mi>
                    <mi>d</mi>
                  </msub>
                  <mrow>
                    <mrow>
                      <mo stretchy="false">(</mo>
                      <mrow>
                        <mn>2</mn>
                      </mrow>
                      <mo stretchy="false">)</mo>
                    </mrow>
                    <mo stretchy="false">∗</mo>
                    <msub>
                      <mi>log</mi>
                      <mi>d</mi>
                    </msub>
                  </mrow>
                  <mrow>
                    <mrow>
                      <mo stretchy="false">(</mo>
                      <mrow>
                        <mi>n</mi>
                      </mrow>
                      <mo stretchy="false">)</mo>
                    </mrow>
                    <mo stretchy="false">+</mo>
                    <msub>
                      <mi>log</mi>
                      <mi>d</mi>
                    </msub>
                  </mrow>
                  <mrow>
                    <mo stretchy="false">(</mo>
                    <mrow>
                      <mi>n</mi>
                    </mrow>
                    <mo stretchy="false">)</mo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sup>
                  <mi mathvariant="italic">ad</mi>
                  <mrow>
                    <msub>
                      <mi>log</mi>
                      <mi>d</mi>
                    </msub>
                    <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  <mo stretchy="false">∗</mo>
                      <msub>
                        <mi>log</mi>
                        <mi>d</mi>
                      </msub>
                    </mrow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</msup>
                <mo stretchy="false">∗</mo>
                <msup>
                  <mi>d</mi>
                  <mrow>
                    <msub>
                      <mi>log</mi>
                      <mi>d</mi>
                    </msub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</msup>
              </mrow>
            </mrow>
          </mrow>
        </mtd>
      </mtr>
      <mtr>
        <mtd>
          <mrow>
            <mrow>
              <mi/>
              <mo stretchy="false">=</mo>
              <mrow>
                <msup>
                  <mi mathvariant="italic">an</mi>
                  <mrow>
                    <msub>
                      <mi>log</mi>
                      <mi>d</mi>
                    </msub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</msup>
                <mo stretchy="false">∗</mo>
                <mi>n</mi>
              </mrow>
            </mrow>
          </mrow>
        </mtd>
      </mtr>
    </mtable>
    <annotation encoding="StarMath 5.0">f(n)=a(2d)^{log_d(n)} newLine
`=a(d^{log_d(2)}*d)^{log_d(n)} newLine
`=a(d^{log_d(2)+1})^{log_d(n)} newLine
`=ad^{log_d(2)*log_d(n)+log_d(n)} newLine
`=ad^{log_d(2)*log_d(n)}*d^{log_d(n)} newLine
`=an^{log_d(2)}*n newLine</annotation>
  </semantics>
</math>
</file>